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90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gr9" style:family="graphic" style:parent-style-name="standard">
      <style:graphic-properties draw:fill-color="#009900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65cm" fo:min-width="1.3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65cm" fo:min-width="0.4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65cm" fo:min-width="0.4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3.35cm" fo:min-width="0.1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388cm" fo:min-width="0.632cm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10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P11" style:family="paragraph">
      <loext:graphic-properties draw:fill-color="#009900"/>
      <style:paragraph-properties fo:text-align="center"/>
      <style:text-properties fo:color="#ffffff" fo:font-size="10pt" fo:font-weight="bold" style:font-size-asian="18pt" style:font-size-complex="18pt"/>
    </style:style>
    <style:style style:name="P12" style:family="paragraph">
      <loext:graphic-properties draw:fill-color="#99ff99"/>
      <style:paragraph-properties fo:text-align="center"/>
      <style:text-properties fo:color="#000000" fo:font-size="10pt" fo:font-weight="bold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fo:font-size="10pt" fo:font-weight="bold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99ff66" fo:font-size="10pt" fo:font-weight="bold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color="#ff3333" fo:font-size="10pt" fo:font-weight="bold" style:font-size-asian="18pt" style:font-size-complex="18pt"/>
    </style:style>
    <style:style style:name="P17" style:family="paragraph">
      <style:paragraph-properties fo:text-align="center"/>
      <style:text-properties fo:font-size="10pt" fo:font-weight="bold" style:font-size-asian="18pt" style:font-size-complex="18pt"/>
    </style:style>
    <style:style style:name="P18" style:family="paragraph">
      <style:paragraph-properties fo:text-align="center"/>
      <style:text-properties fo:font-size="10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style:style style:name="T5" style:family="text">
      <style:text-properties fo:color="#ffffff" style:text-position="sub 58%" fo:font-size="10pt" fo:font-weight="bold" style:font-size-asian="18pt" style:font-size-complex="18pt"/>
    </style:style>
    <style:style style:name="T6" style:family="text">
      <style:text-properties fo:color="#000000" style:text-position="sub 58%" fo:font-size="10pt" fo:font-weight="bold" style:font-size-asian="18pt" style:font-size-complex="18pt"/>
    </style:style>
    <style:style style:name="T7" style:family="text">
      <style:text-properties fo:color="#99ff66" fo:font-size="10pt" fo:font-weight="bold" style:font-size-asian="18pt" style:font-size-complex="18pt"/>
    </style:style>
    <style:style style:name="T8" style:family="text">
      <style:text-properties fo:color="#ff3333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3.502cm" svg:y="2.202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5.503cm" svg:y="2.203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7.504cm" svg:y="2.204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5cm" svg:y="2.205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2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3cm" svg:y="1.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5.3cm" svg:y="1.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7.3cm" svg:y="1.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9.3cm" svg:y="1.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1.3cm" svg:y="1.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5" draw:id="id15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.6cm" svg:height="0.9cm" svg:x="3.902cm" svg:y="2.204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6cm" svg:height="0.9cm" svg:x="6.303cm" svg:y="2.205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.6cm" svg:height="0.9cm" svg:x="8.704cm" svg:y="2.206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2" draw:id="id12" draw:layer="layout" svg:width="1.6cm" svg:height="0.9cm" svg:x="11.105cm" svg:y="2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3" draw:id="id13" draw:layer="layout" svg:width="1.6cm" svg:height="0.9cm" svg:x="13.506cm" svg:y="2.2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1" draw:id="id11" draw:layer="layout" svg:width="1.6cm" svg:height="0.9cm" svg:x="11.1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4" draw:id="id14" draw:layer="layout" svg:width="1.6cm" svg:height="0.9cm" svg:x="13.5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02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1.102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1.102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1.102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1.102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1.102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9" draw:start-glue-point="10" draw:end-shape="id10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0" draw:start-glue-point="10" draw:end-shape="id11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0" draw:start-glue-point="10" draw:end-shape="id12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2" draw:start-glue-point="10" draw:end-shape="id13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1" draw:start-glue-point="10" draw:end-shape="id14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1" draw:start-glue-point="10" draw:end-shape="id13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15" draw:start-glue-point="10" draw:end-shape="id16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16" draw:start-glue-point="10" draw:end-shape="id9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2" draw:start-glue-point="10" draw:end-shape="id14" draw:end-glue-point="6" svg:d="M12705 2657l801 2001" svg:viewBox="0 0 802 2002">
          <text:p/>
        </draw:connector>
        <draw:frame draw:style-name="gr7" draw:text-style-name="P9" draw:layer="layout" svg:width="0.9cm" svg:height="0.645cm" svg:x="3cm" svg:y="2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2.001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2.001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2.001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0.2cm" svg:y="3.501cm">
          <draw:text-box>
            <text:p><text:span text:style-name="T1">5</text:span></text:p>
          </draw:text-box>
        </draw:frame>
        <draw:frame draw:style-name="gr7" draw:text-style-name="P9" draw:layer="layout" svg:width="0.9cm" svg:height="0.645cm" svg:x="12.6cm" svg:y="2.001cm">
          <draw:text-box>
            <text:p><text:span text:style-name="T1">6</text:span></text:p>
          </draw:text-box>
        </draw:frame>
        <draw:frame draw:style-name="gr7" draw:text-style-name="P9" draw:layer="layout" svg:width="0.9cm" svg:height="0.645cm" svg:x="12.4cm" svg:y="3.102cm">
          <draw:text-box>
            <text:p><text:span text:style-name="T1">7</text:span></text:p>
          </draw:text-box>
        </draw:frame>
        <draw:frame draw:style-name="gr7" draw:text-style-name="P9" draw:layer="layout" svg:width="0.9cm" svg:height="0.645cm" svg:x="12.6cm" svg:y="4.702cm">
          <draw:text-box>
            <text:p><text:span text:style-name="T1">8</text:span></text:p>
          </draw:text-box>
        </draw:frame>
        <draw:frame draw:style-name="gr7" draw:text-style-name="P9" draw:layer="layout" svg:width="0.9cm" svg:height="0.645cm" svg:x="12.4cm" svg:y="3.702cm">
          <draw:text-box>
            <text:p><text:span text:style-name="T1">9</text:span></text:p>
          </draw:text-box>
        </draw:frame>
        <draw:custom-shape draw:style-name="gr1" draw:text-style-name="P2" xml:id="id20" draw:id="id20" draw:layer="layout" svg:width="1.6cm" svg:height="0.9cm" svg:x="1.501cm" svg:y="8.4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1" draw:id="id21" draw:layer="layout" svg:width="1.6cm" svg:height="0.9cm" svg:x="3.902cm" svg:y="8.405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1.6cm" svg:height="0.9cm" svg:x="6.303cm" svg:y="8.406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8" draw:id="id18" draw:layer="layout" svg:width="1.6cm" svg:height="0.9cm" svg:x="8.704cm" svg:y="8.407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6cm" svg:height="0.9cm" svg:x="11.105cm" svg:y="8.4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3.506cm" svg:y="8.409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1.1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2" draw:id="id22" draw:layer="layout" svg:width="1.6cm" svg:height="0.9cm" svg:x="13.5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7.303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7.303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7.303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7.303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7.303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7.303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8.856cm" svg:x2="8.704cm" svg:y2="8.857cm" draw:start-shape="id17" draw:start-glue-point="10" draw:end-shape="id18" draw:end-glue-point="6" svg:d="M7903 8856c601 0 201 1 801 1" svg:viewBox="0 0 802 2">
          <text:p/>
        </draw:connector>
        <draw:connector draw:style-name="gr4" draw:text-style-name="P5" draw:layer="layout" draw:type="line" svg:x1="10.304cm" svg:y1="8.857cm" svg:x2="11.105cm" svg:y2="8.858cm" draw:start-shape="id18" draw:start-glue-point="10" draw:end-shape="id19" draw:end-glue-point="6" svg:d="M10304 8857l801 1" svg:viewBox="0 0 802 2">
          <text:p/>
        </draw:connector>
        <draw:connector draw:style-name="gr4" draw:text-style-name="P5" draw:layer="layout" draw:type="line" svg:x1="3.101cm" svg:y1="8.854cm" svg:x2="3.902cm" svg:y2="8.855cm" draw:start-shape="id20" draw:start-glue-point="10" draw:end-shape="id21" svg:d="M3101 8854l801 1" svg:viewBox="0 0 802 2">
          <text:p/>
        </draw:connector>
        <draw:connector draw:style-name="gr4" draw:text-style-name="P5" draw:layer="layout" draw:type="line" svg:x1="5.502cm" svg:y1="8.855cm" svg:x2="6.303cm" svg:y2="8.856cm" draw:start-shape="id21" draw:start-glue-point="10" draw:end-shape="id17" draw:end-glue-point="6" svg:d="M5502 8855l801 1" svg:viewBox="0 0 802 2">
          <text:p/>
        </draw:connector>
        <draw:connector draw:style-name="gr4" draw:text-style-name="P5" draw:layer="layout" draw:type="line" svg:x1="12.705cm" svg:y1="8.858cm" svg:x2="13.506cm" svg:y2="10.859cm" draw:start-shape="id19" draw:start-glue-point="10" draw:end-shape="id22" draw:end-glue-point="6" svg:d="M12705 8858l801 2001" svg:viewBox="0 0 802 2002">
          <text:p/>
        </draw:connector>
        <draw:frame draw:style-name="gr7" draw:text-style-name="P9" draw:layer="layout" svg:width="0.9cm" svg:height="0.645cm" svg:x="3cm" svg:y="8.201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8.202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8.202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8.202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2.4cm" svg:y="9.303cm">
          <draw:text-box>
            <text:p><text:span text:style-name="T1">7</text:span></text:p>
          </draw:text-box>
        </draw:frame>
      </draw:page>
      <draw:page draw:name="page4" draw:style-name="dp1" draw:master-page-name="Výchozí">
        <draw:custom-shape draw:style-name="gr9" draw:text-style-name="P11" draw:layer="layout" svg:width="0.9cm" svg:height="0.9cm" svg:x="2.8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3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4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5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6.4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7.3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8.2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9.1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8cm" svg:height="0.9cm" svg:x="10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1.8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2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3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4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5.4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6.3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7.2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8.1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9.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10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.9cm" svg:y="3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0.9cm" svg:x="19cm" svg:y="3.7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5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6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7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6.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1.2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0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1cm" svg:height="0.8cm" svg:x="1.2cm" svg:y="4cm">
          <draw:text-box>
            <text:p><text:span text:style-name="T1">K</text:span><text:span text:style-name="T4">0</text:span></text:p>
          </draw:text-box>
        </draw:frame>
        <draw:frame draw:style-name="gr15" draw:text-style-name="P9" draw:layer="layout" svg:width="1.1cm" svg:height="0.8cm" svg:x="2.1cm" svg:y="4.9cm">
          <draw:text-box>
            <text:p><text:span text:style-name="T1">K</text:span><text:span text:style-name="T4">1</text:span></text:p>
          </draw:text-box>
        </draw:frame>
        <draw:frame draw:style-name="gr15" draw:text-style-name="P9" draw:layer="layout" svg:width="1.1cm" svg:height="0.8cm" svg:x="3cm" svg:y="5.8cm">
          <draw:text-box>
            <text:p><text:span text:style-name="T1">K</text:span><text:span text:style-name="T4">2</text:span></text:p>
          </draw:text-box>
        </draw:frame>
        <draw:frame draw:style-name="gr15" draw:text-style-name="P9" draw:layer="layout" svg:width="1.1cm" svg:height="0.8cm" svg:x="3.9cm" svg:y="6.7cm">
          <draw:text-box>
            <text:p><text:span text:style-name="T1">K</text:span><text:span text:style-name="T4">3</text:span></text:p>
          </draw:text-box>
        </draw:frame>
        <draw:frame draw:style-name="gr15" draw:text-style-name="P9" draw:layer="layout" svg:width="1.1cm" svg:height="0.8cm" svg:x="4.8cm" svg:y="7.6cm">
          <draw:text-box>
            <text:p><text:span text:style-name="T1">K</text:span><text:span text:style-name="T4">4</text:span></text:p>
          </draw:text-box>
        </draw:frame>
        <draw:frame draw:style-name="gr15" draw:text-style-name="P9" draw:layer="layout" svg:width="1.1cm" svg:height="0.8cm" svg:x="5.7cm" svg:y="8.5cm">
          <draw:text-box>
            <text:p><text:span text:style-name="T1">K</text:span><text:span text:style-name="T4">5</text:span></text:p>
          </draw:text-box>
        </draw:frame>
        <draw:frame draw:style-name="gr15" draw:text-style-name="P9" draw:layer="layout" svg:width="1.1cm" svg:height="0.8cm" svg:x="6.6cm" svg:y="9.4cm">
          <draw:text-box>
            <text:p><text:span text:style-name="T1">K</text:span><text:span text:style-name="T4">6</text:span></text:p>
          </draw:text-box>
        </draw:frame>
        <draw:frame draw:style-name="gr15" draw:text-style-name="P9" draw:layer="layout" svg:width="1.1cm" svg:height="0.8cm" svg:x="7.5cm" svg:y="10.3cm">
          <draw:text-box>
            <text:p><text:span text:style-name="T1">K</text:span><text:span text:style-name="T4">7</text:span></text:p>
          </draw:text-box>
        </draw:frame>
        <draw:frame draw:style-name="gr15" draw:text-style-name="P9" draw:layer="layout" svg:width="1.1cm" svg:height="0.8cm" svg:x="8.4cm" svg:y="11.2cm">
          <draw:text-box>
            <text:p><text:span text:style-name="T1">K</text:span><text:span text:style-name="T4">8</text:span></text:p>
          </draw:text-box>
        </draw:frame>
        <draw:frame draw:style-name="gr15" draw:text-style-name="P9" draw:layer="layout" svg:width="1.5cm" svg:height="0.8cm" svg:x="18.9cm" svg:y="4.9cm">
          <draw:text-box>
            <text:p><text:span text:style-name="T1">K</text:span><text:span text:style-name="T4">l – k + 1</text:span></text:p>
          </draw:text-box>
        </draw:frame>
        <draw:frame draw:style-name="gr15" draw:text-style-name="P9" draw:layer="layout" svg:width="1.5cm" svg:height="0.8cm" svg:x="18cm" svg:y="5.8cm">
          <draw:text-box>
            <text:p><text:span text:style-name="T1">K</text:span><text:span text:style-name="T4">l – k</text:span></text:p>
          </draw:text-box>
        </draw:frame>
        <draw:frame draw:style-name="gr15" draw:text-style-name="P9" draw:layer="layout" svg:width="1.5cm" svg:height="0.8cm" svg:x="17.1cm" svg:y="6.7cm">
          <draw:text-box>
            <text:p><text:span text:style-name="T1">K</text:span><text:span text:style-name="T4">l – k - 1</text:span></text:p>
          </draw:text-box>
        </draw:frame>
        <draw:frame draw:style-name="gr15" draw:text-style-name="P9" draw:layer="layout" svg:width="1.5cm" svg:height="0.8cm" svg:x="16.2cm" svg:y="7.6cm">
          <draw:text-box>
            <text:p><text:span text:style-name="T1">K</text:span><text:span text:style-name="T4">l – k - 2</text:span></text:p>
          </draw:text-box>
        </draw:frame>
        <draw:frame draw:style-name="gr15" draw:text-style-name="P9" draw:layer="layout" svg:width="1.5cm" svg:height="0.8cm" svg:x="15.3cm" svg:y="8.5cm">
          <draw:text-box>
            <text:p><text:span text:style-name="T1">K</text:span><text:span text:style-name="T4">l – k - 3</text:span></text:p>
          </draw:text-box>
        </draw:frame>
        <draw:frame draw:style-name="gr15" draw:text-style-name="P9" draw:layer="layout" svg:width="1.5cm" svg:height="0.8cm" svg:x="14.4cm" svg:y="9.4cm">
          <draw:text-box>
            <text:p><text:span text:style-name="T1">K</text:span><text:span text:style-name="T4">l – k - 4</text:span></text:p>
          </draw:text-box>
        </draw:frame>
        <draw:frame draw:style-name="gr15" draw:text-style-name="P9" draw:layer="layout" svg:width="1.5cm" svg:height="0.8cm" svg:x="13.5cm" svg:y="10.3cm">
          <draw:text-box>
            <text:p><text:span text:style-name="T1">K</text:span><text:span text:style-name="T4">l – k - 5</text:span></text:p>
          </draw:text-box>
        </draw:frame>
        <draw:frame draw:style-name="gr15" draw:text-style-name="P9" draw:layer="layout" svg:width="1.5cm" svg:height="0.8cm" svg:x="12.6cm" svg:y="11.2cm">
          <draw:text-box>
            <text:p><text:span text:style-name="T1">K</text:span><text:span text:style-name="T4">l – k - 6</text:span></text:p>
          </draw:text-box>
        </draw:frame>
        <draw:frame draw:style-name="gr15" draw:text-style-name="P9" draw:layer="layout" svg:width="1.5cm" svg:height="0.8cm" svg:x="19.7cm" svg:y="4cm">
          <draw:text-box>
            <text:p><text:span text:style-name="T1">K</text:span><text:span text:style-name="T4">l – k + 2</text:span></text:p>
          </draw:text-box>
        </draw:frame>
        <draw:frame draw:style-name="gr15" draw:text-style-name="P9" draw:layer="layout" svg:width="1.5cm" svg:height="0.8cm" svg:x="18.9cm" svg:y="3cm">
          <draw:text-box>
            <text:p><text:span text:style-name="T1">Ref.</text:span></text:p>
          </draw:text-box>
        </draw:frame>
        <draw:frame draw:style-name="gr16" draw:text-style-name="P9" draw:layer="layout" svg:width="1.3cm" svg:height="1.039cm" svg:x="1.8cm" svg:y="3cm">
          <draw:text-box>
            <text:p><text:span text:style-name="T1">Ref.</text:span></text:p>
          </draw:text-box>
        </draw:frame>
      </draw:page>
      <draw:page draw:name="page5" draw:style-name="dp1" draw:master-page-name="Výchozí">
        <draw:custom-shape draw:style-name="gr5" draw:text-style-name="P6" xml:id="id23" draw:id="id23" draw:layer="layout" svg:width="1.6cm" svg:height="0.9cm" svg:x="1.204cm" svg:y="2.207cm">
          <text:p text:style-name="P1"><text:span text:style-name="T2">v</text:span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6cm" svg:height="0.9cm" svg:x="6.805cm" svg:y="2.208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6" draw:id="id26" draw:layer="layout" svg:width="1.6cm" svg:height="0.9cm" svg:x="6.805cm" svg:y="5.308cm">
          <text:p text:style-name="P1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8" draw:id="id28" draw:layer="layout" svg:width="1.6cm" svg:height="0.9cm" svg:x="11.506cm" svg:y="5.309cm">
          <text:p text:style-name="P1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9" draw:id="id29" draw:layer="layout" svg:width="1.6cm" svg:height="0.9cm" svg:x="11.506cm" svg:y="2.209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1" draw:id="id31" draw:layer="layout" svg:width="1.6cm" svg:height="0.9cm" svg:x="16.906cm" svg:y="2.209cm">
          <text:p text:style-name="P1"><text:span text:style-name="T2">v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4" draw:id="id24" draw:layer="layout" svg:width="1.6cm" svg:height="0.9cm" svg:x="4.005cm" svg:y="2.2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7" draw:id="id27" draw:layer="layout" svg:width="1.6cm" svg:height="0.9cm" svg:x="9.106cm" svg:y="5.309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0" draw:id="id30" draw:layer="layout" svg:width="1.6cm" svg:height="0.9cm" svg:x="14.207cm" svg:y="2.21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2.804cm" svg:y1="2.657cm" svg:x2="4.005cm" svg:y2="2.658cm" draw:start-shape="id23" draw:start-glue-point="10" draw:end-shape="id24" draw:end-glue-point="6" svg:d="M2804 2657l1201 1" svg:viewBox="0 0 1202 2">
          <text:p/>
        </draw:connector>
        <draw:connector draw:style-name="gr18" draw:text-style-name="P5" draw:layer="layout" draw:type="line" svg:x1="5.605cm" svg:y1="2.658cm" svg:x2="6.805cm" svg:y2="2.658cm" draw:start-shape="id24" draw:start-glue-point="10" draw:end-shape="id25" draw:end-glue-point="6" svg:d="M5605 2658h1200" svg:viewBox="0 0 1201 1">
          <text:p/>
        </draw:connector>
        <draw:connector draw:style-name="gr19" draw:text-style-name="P5" draw:layer="layout" draw:type="line" svg:x1="7.605cm" svg:y1="3.108cm" svg:x2="7.605cm" svg:y2="5.308cm" draw:start-shape="id25" draw:start-glue-point="8" draw:end-shape="id26" draw:end-glue-point="4" svg:d="M7605 3108v2200" svg:viewBox="0 0 1 2201">
          <text:p/>
        </draw:connector>
        <draw:connector draw:style-name="gr20" draw:text-style-name="P5" draw:layer="layout" draw:type="line" svg:x1="8.405cm" svg:y1="5.758cm" svg:x2="9.106cm" svg:y2="5.759cm" draw:start-shape="id26" draw:start-glue-point="10" draw:end-shape="id27" draw:end-glue-point="6" svg:d="M8405 5758l701 1" svg:viewBox="0 0 702 2">
          <text:p/>
        </draw:connector>
        <draw:connector draw:style-name="gr20" draw:text-style-name="P5" draw:layer="layout" draw:type="line" svg:x1="10.706cm" svg:y1="5.759cm" svg:x2="11.506cm" svg:y2="5.759cm" draw:start-shape="id27" draw:start-glue-point="10" draw:end-shape="id28" draw:end-glue-point="6" svg:d="M10706 5759h800" svg:viewBox="0 0 801 1">
          <text:p/>
        </draw:connector>
        <draw:connector draw:style-name="gr19" draw:text-style-name="P5" draw:layer="layout" draw:type="line" svg:x1="12.306cm" svg:y1="5.309cm" svg:x2="12.306cm" svg:y2="3.109cm" draw:start-shape="id28" draw:start-glue-point="4" draw:end-shape="id29" svg:d="M12306 5309v-2200" svg:viewBox="0 0 1 2201">
          <text:p/>
        </draw:connector>
        <draw:connector draw:style-name="gr18" draw:text-style-name="P5" draw:layer="layout" draw:type="line" svg:x1="13.106cm" svg:y1="2.659cm" svg:x2="14.207cm" svg:y2="2.66cm" draw:start-shape="id29" draw:start-glue-point="10" draw:end-shape="id30" draw:end-glue-point="6" svg:d="M13106 2659l1101 1" svg:viewBox="0 0 1102 2">
          <text:p/>
        </draw:connector>
        <draw:connector draw:style-name="gr18" draw:text-style-name="P5" draw:layer="layout" draw:type="line" svg:x1="15.807cm" svg:y1="2.66cm" svg:x2="16.906cm" svg:y2="2.659cm" draw:start-shape="id30" draw:start-glue-point="10" draw:end-shape="id31" draw:end-glue-point="6" svg:d="M15807 2660l1099-1" svg:viewBox="0 0 1100 2">
          <text:p/>
        </draw:connector>
        <draw:connector draw:style-name="gr21" draw:text-style-name="P13" draw:layer="layout" draw:type="line" svg:x1="8.405cm" svg:y1="2.658cm" svg:x2="11.506cm" svg:y2="2.659cm" draw:start-shape="id25" draw:start-glue-point="10" draw:end-shape="id29" draw:end-glue-point="6" svg:d="M8405 2658l3101 1" svg:viewBox="0 0 3102 2">
          <text:p text:style-name="P1"><text:span text:style-name="T1">Shortcut</text:span></text:p>
          <text:p text:style-name="P1"><text:span text:style-name="T1"/></text:p>
        </draw:connector>
        <draw:connector draw:style-name="gr20" draw:text-style-name="P5" draw:layer="layout" draw:type="line" svg:x1="2.993cm" svg:y1="5.761cm" svg:x2="6.805cm" svg:y2="5.758cm" draw:end-shape="id26" draw:end-glue-point="6" svg:d="M2993 5761l3812-3" svg:viewBox="0 0 3813 4">
          <text:p/>
        </draw:connector>
        <draw:connector draw:style-name="gr20" draw:text-style-name="P5" draw:layer="layout" draw:type="line" svg:x1="13.106cm" svg:y1="5.759cm" svg:x2="16.812cm" svg:y2="5.821cm" draw:start-shape="id28" draw:start-glue-point="10" svg:d="M13106 5759l3706 62" svg:viewBox="0 0 3707 63">
          <text:p/>
        </draw:connector>
      </draw:page>
      <draw:page draw:name="page6" draw:style-name="dp1" draw:master-page-name="Výchozí">
        <draw:custom-shape draw:style-name="gr1" draw:text-style-name="P2" xml:id="id32" draw:id="id32" draw:layer="layout" svg:width="1.6cm" svg:height="0.9cm" svg:x="3.702cm" svg:y="2.2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6cm" svg:height="0.9cm" svg:x="8.2cm" svg:y="2.2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curve" svg:x1="5.302cm" svg:y1="2.654cm" svg:x2="8.2cm" svg:y2="2.65cm" draw:start-shape="id32" draw:start-glue-point="10" draw:end-shape="id33" draw:end-glue-point="6" svg:d="M5302 2654c2175 0 726-4 2898-4" svg:viewBox="0 0 2899 5">
          <text:p text:style-name="P1"><text:span text:style-name="T7">TG</text:span></text:p>
          <text:p text:style-name="P1"><text:span text:style-name="T1"/></text:p>
        </draw:connector>
        <draw:custom-shape draw:style-name="gr2" draw:text-style-name="P14" xml:id="id34" draw:id="id34" draw:layer="layout" svg:width="1.6cm" svg:height="0.9cm" svg:x="1.003cm" svg:y="2.205cm">
          <text:p text:style-name="P1"><text:span text:style-name="T3">B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curve" svg:x1="2.603cm" svg:y1="2.655cm" svg:x2="3.702cm" svg:y2="2.654cm" draw:start-shape="id34" draw:start-glue-point="10" draw:end-shape="id32" draw:end-glue-point="6" svg:d="M2603 2655c825 0 276-1 1099-1" svg:viewBox="0 0 1100 2">
          <text:p/>
        </draw:connector>
      </draw:page>
      <draw:page draw:name="page7" draw:style-name="dp1" draw:master-page-name="Výchozí">
        <draw:custom-shape draw:style-name="gr1" draw:text-style-name="P2" xml:id="id35" draw:id="id35" draw:layer="layout" svg:width="1.6cm" svg:height="0.9cm" svg:x="1.503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.6cm" svg:height="0.9cm" svg:x="1.504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layout" svg:width="1.6cm" svg:height="0.9cm" svg:x="3.405cm" svg:y="3.707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draw:layer="layout" draw:type="curve" draw:line-skew="0.044cm" svg:x1="2.303cm" svg:y1="3.105cm" svg:x2="2.304cm" svg:y2="5.206cm" draw:start-shape="id35" draw:end-shape="id36" draw:end-glue-point="4" svg:d="M2303 3105c0 1642 1 592 1 2101" svg:viewBox="0 0 2 2102">
          <text:p text:style-name="P1"><text:span text:style-name="T7">TTG         </text:span></text:p>
        </draw:connector>
        <draw:connector draw:style-name="gr18" draw:text-style-name="P5" draw:layer="layout" draw:type="curve" svg:x1="3.103cm" svg:y1="2.655cm" svg:x2="4.205cm" svg:y2="3.707cm" draw:start-shape="id35" draw:start-glue-point="10" draw:end-shape="id37" svg:d="M3103 2655c735 0 1102 350 1102 1052" svg:viewBox="0 0 1103 1053">
          <text:p/>
        </draw:connector>
        <draw:connector draw:style-name="gr23" draw:text-style-name="P16" draw:layer="layout" draw:type="curve" svg:x1="4.205cm" svg:y1="4.607cm" svg:x2="3.104cm" svg:y2="5.656cm" draw:start-shape="id37" draw:start-glue-point="8" draw:end-shape="id36" draw:end-glue-point="10" svg:d="M4205 4607c0 700-367 1049-1101 1049" svg:viewBox="0 0 1102 1050">
          <text:p text:style-name="P1"><text:span text:style-name="T8">TG</text:span></text:p>
        </draw:connector>
        <draw:connector draw:style-name="gr20" draw:text-style-name="P5" draw:layer="layout" draw:type="curve" svg:x1="2.156cm" svg:y1="1.366cm" svg:x2="2.303cm" svg:y2="2.205cm" draw:end-shape="id35" draw:end-glue-point="4" svg:d="M2156 1366c0 253 147-166 147 839" svg:viewBox="0 0 148 840">
          <text:p/>
        </draw:connector>
        <draw:connector draw:style-name="gr20" draw:text-style-name="P5" draw:layer="layout" draw:type="curve" svg:x1="2.304cm" svg:y1="6.106cm" svg:x2="2.156cm" svg:y2="7.552cm" draw:start-shape="id36" draw:start-glue-point="8" svg:d="M2304 6106c0 1461-148 738-148 1446" svg:viewBox="0 0 149 1447">
          <text:p/>
        </draw:connector>
        <draw:custom-shape draw:style-name="gr1" draw:text-style-name="P2" xml:id="id38" draw:id="id38" draw:layer="layout" svg:width="1.6cm" svg:height="0.9cm" svg:x="7.004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6cm" svg:height="0.9cm" svg:x="7.005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5" draw:layer="layout" draw:type="curve" draw:line-skew="0.044cm" svg:x1="7.804cm" svg:y1="3.105cm" svg:x2="7.805cm" svg:y2="5.206cm" draw:start-shape="id38" draw:end-shape="id39" draw:end-glue-point="4" svg:d="M7804 3105c0 1642 1 592 1 2101" svg:viewBox="0 0 2 2102">
          <text:p text:style-name="P1"><text:span text:style-name="T7">TTG         </text:span></text:p>
          <text:p text:style-name="P1"><text:span text:style-name="T8">GTG         </text:span></text:p>
        </draw:connector>
        <draw:connector draw:style-name="gr20" draw:text-style-name="P5" draw:layer="layout" draw:type="curve" svg:x1="7.657cm" svg:y1="1.366cm" svg:x2="7.804cm" svg:y2="2.205cm" draw:end-shape="id38" draw:end-glue-point="4" svg:d="M7657 1366c0 253 147-166 147 839" svg:viewBox="0 0 148 840">
          <text:p/>
        </draw:connector>
        <draw:connector draw:style-name="gr20" draw:text-style-name="P5" draw:layer="layout" draw:type="curve" svg:x1="7.805cm" svg:y1="6.106cm" svg:x2="7.657cm" svg:y2="7.552cm" draw:start-shape="id39" draw:start-glue-point="8" svg:d="M7805 6106c0 1461-148 738-148 1446" svg:viewBox="0 0 149 1447">
          <text:p/>
        </draw:connector>
      </draw:page>
      <draw:page draw:name="page8" draw:style-name="dp1" draw:master-page-name="Výchozí">
        <draw:custom-shape draw:style-name="gr5" draw:text-style-name="P6" xml:id="id40" draw:id="id40" draw:layer="layout" svg:width="1.6cm" svg:height="0.9cm" svg:x="6.806cm" svg:y="2.209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41" draw:id="id41" draw:layer="layout" svg:width="1.6cm" svg:height="0.9cm" svg:x="6.806cm" svg:y="5.309cm">
          <text:p text:style-name="P1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43" draw:id="id43" draw:layer="layout" svg:width="1.6cm" svg:height="0.9cm" svg:x="11.507cm" svg:y="5.31cm">
          <text:p text:style-name="P1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4" draw:id="id44" draw:layer="layout" svg:width="1.6cm" svg:height="0.9cm" svg:x="11.507cm" svg:y="2.21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42" draw:id="id42" draw:layer="layout" svg:width="1.6cm" svg:height="0.9cm" svg:x="9.107cm" svg:y="5.31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line" svg:x1="5.606cm" svg:y1="2.659cm" svg:x2="6.806cm" svg:y2="2.659cm" draw:end-shape="id40" draw:end-glue-point="6" svg:d="M5606 2659h1200" svg:viewBox="0 0 1201 1">
          <text:p text:style-name="P1"><text:span text:style-name="T1">A</text:span></text:p>
          <text:p text:style-name="P1"><text:span text:style-name="T1"/></text:p>
        </draw:connector>
        <draw:connector draw:style-name="gr23" draw:text-style-name="P13" draw:layer="layout" draw:type="line" svg:x1="7.606cm" svg:y1="3.109cm" svg:x2="7.606cm" svg:y2="5.309cm" draw:start-shape="id40" draw:start-glue-point="8" draw:end-shape="id41" draw:end-glue-point="4" svg:d="M7606 3109v2200" svg:viewBox="0 0 1 2201">
          <text:p text:style-name="P1"><text:span text:style-name="T1">    </text:span><text:span text:style-name="T1">E</text:span></text:p>
        </draw:connector>
        <draw:connector draw:style-name="gr20" draw:text-style-name="P5" draw:layer="layout" draw:type="line" svg:x1="8.406cm" svg:y1="5.759cm" svg:x2="9.107cm" svg:y2="5.76cm" draw:start-shape="id41" draw:start-glue-point="10" draw:end-shape="id42" draw:end-glue-point="6" svg:d="M8406 5759l701 1" svg:viewBox="0 0 702 2">
          <text:p/>
        </draw:connector>
        <draw:connector draw:style-name="gr20" draw:text-style-name="P5" draw:layer="layout" draw:type="line" svg:x1="10.707cm" svg:y1="5.76cm" svg:x2="11.507cm" svg:y2="5.76cm" draw:start-shape="id42" draw:start-glue-point="10" draw:end-shape="id43" draw:end-glue-point="6" svg:d="M10707 5760h800" svg:viewBox="0 0 801 1">
          <text:p/>
        </draw:connector>
        <draw:connector draw:style-name="gr23" draw:text-style-name="P13" draw:layer="layout" draw:type="line" svg:x1="12.307cm" svg:y1="5.31cm" svg:x2="12.307cm" svg:y2="3.11cm" draw:start-shape="id43" draw:start-glue-point="4" draw:end-shape="id44" svg:d="M12307 5310v-2200" svg:viewBox="0 0 1 2201">
          <text:p text:style-name="P1"><text:span text:style-name="T1">   </text:span><text:span text:style-name="T1">F</text:span></text:p>
        </draw:connector>
        <draw:connector draw:style-name="gr23" draw:text-style-name="P13" draw:layer="layout" draw:type="line" svg:x1="13.107cm" svg:y1="2.66cm" svg:x2="14.208cm" svg:y2="2.661cm" draw:start-shape="id44" draw:start-glue-point="10" svg:d="M13107 2660l1101 1" svg:viewBox="0 0 1102 2">
          <text:p text:style-name="P1"><text:span text:style-name="T1">B</text:span></text:p>
          <text:p text:style-name="P1"><text:span text:style-name="T1"/></text:p>
        </draw:connector>
        <draw:connector draw:style-name="gr25" draw:text-style-name="P13" draw:layer="layout" draw:type="line" svg:x1="8.406cm" svg:y1="2.659cm" svg:x2="11.507cm" svg:y2="2.66cm" draw:start-shape="id40" draw:start-glue-point="10" draw:end-shape="id44" draw:end-glue-point="6" svg:d="M8406 2659l3101 1" svg:viewBox="0 0 3102 2">
          <text:p text:style-name="P1"><text:span text:style-name="T1">S</text:span></text:p>
          <text:p text:style-name="P1"><text:span text:style-name="T1"/></text:p>
        </draw:connector>
        <draw:connector draw:style-name="gr22" draw:text-style-name="P13" draw:layer="layout" draw:type="line" svg:x1="5.337cm" svg:y1="5.76cm" svg:x2="6.806cm" svg:y2="5.759cm" draw:end-shape="id41" draw:end-glue-point="6" svg:d="M5337 5760l1469-1" svg:viewBox="0 0 1470 2">
          <text:p text:style-name="P1"><text:span text:style-name="T1">L</text:span></text:p>
          <text:p text:style-name="P1"><text:span text:style-name="T1"/></text:p>
        </draw:connector>
        <draw:connector draw:style-name="gr22" draw:text-style-name="P13" draw:layer="layout" draw:type="line" svg:x1="13.107cm" svg:y1="5.76cm" svg:x2="14.364cm" svg:y2="5.79cm" draw:start-shape="id43" draw:start-glue-point="10" svg:d="M13107 5760l1257 30" svg:viewBox="0 0 1258 31">
          <text:p text:style-name="P1"><text:span text:style-name="T1">N</text:span></text:p>
          <text:p text:style-name="P1"><text:span text:style-name="T1"/></text:p>
        </draw:connector>
      </draw:page>
      <draw:page draw:name="page9" draw:style-name="dp1" draw:master-page-name="Výchozí">
        <draw:custom-shape draw:style-name="gr5" draw:text-style-name="P6" xml:id="id46" draw:id="id46" draw:layer="layout" svg:width="1.6cm" svg:height="0.9cm" svg:x="10.408cm" svg:y="5.211cm">
          <text:p text:style-name="P1"><text:span text:style-name="T2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9" draw:id="id49" draw:layer="layout" svg:width="1.6cm" svg:height="0.9cm" svg:x="5.809cm" svg:y="5.212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5" draw:id="id45" draw:layer="layout" svg:width="1.6cm" svg:height="0.9cm" svg:x="13.509cm" svg:y="3.6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7" draw:id="id47" draw:layer="layout" svg:width="1.6cm" svg:height="0.9cm" svg:x="13.509cm" svg:y="5.21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8" draw:id="id48" draw:layer="layout" svg:width="1.6cm" svg:height="0.9cm" svg:x="13.309cm" svg:y="7.11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0" draw:id="id50" draw:layer="layout" svg:width="1.6cm" svg:height="0.9cm" svg:x="3.21cm" svg:y="3.41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1" draw:id="id51" draw:layer="layout" svg:width="1.6cm" svg:height="0.9cm" svg:x="3.21cm" svg:y="6.61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curve" svg:x1="13.509cm" svg:y1="4.062cm" svg:x2="11.208cm" svg:y2="5.211cm" draw:start-shape="id45" draw:start-glue-point="6" draw:end-shape="id46" draw:end-glue-point="4" svg:d="M13509 4062c-1534 0-2301 383-2301 1149" svg:viewBox="0 0 2302 1150">
          <text:p text:style-name="P17"><text:span text:style-name="T1">I</text:span><text:span text:style-name="T4">0</text:span></text:p>
        </draw:connector>
        <draw:connector draw:style-name="gr23" draw:text-style-name="P13" draw:layer="layout" draw:type="curve" svg:x1="13.509cm" svg:y1="5.662cm" svg:x2="12.008cm" svg:y2="5.661cm" draw:start-shape="id47" draw:start-glue-point="6" draw:end-shape="id46" draw:end-glue-point="10" svg:d="M13509 5662c-1125 0-375-1-1501-1" svg:viewBox="0 0 1502 2">
          <text:p text:style-name="P17"><text:span text:style-name="T1">I</text:span><text:span text:style-name="T4">1</text:span></text:p>
          <text:p text:style-name="P17"><text:span text:style-name="T1"/></text:p>
        </draw:connector>
        <draw:connector draw:style-name="gr23" draw:text-style-name="P13" draw:layer="layout" draw:type="curve" svg:x1="13.309cm" svg:y1="7.562cm" svg:x2="11.208cm" svg:y2="6.111cm" draw:start-shape="id48" draw:start-glue-point="6" draw:end-shape="id46" draw:end-glue-point="8" svg:d="M13309 7562c-1401 0-2101-483-2101-1451" svg:viewBox="0 0 2102 1452">
          <text:p text:style-name="P17"><text:span text:style-name="T1">I</text:span><text:span text:style-name="T4">2</text:span></text:p>
        </draw:connector>
        <draw:connector draw:style-name="gr23" draw:text-style-name="P13" draw:layer="layout" draw:type="curve" svg:x1="6.609cm" svg:y1="5.212cm" svg:x2="4.81cm" svg:y2="3.863cm" draw:start-shape="id49" draw:start-glue-point="4" draw:end-shape="id50" draw:end-glue-point="10" svg:d="M6609 5212c0-900-599-1349-1799-1349" svg:viewBox="0 0 1800 1350">
          <text:p text:style-name="P17"><text:span text:style-name="T1">O</text:span><text:span text:style-name="T4">0</text:span></text:p>
        </draw:connector>
        <draw:connector draw:style-name="gr23" draw:text-style-name="P13" draw:layer="layout" draw:type="curve" svg:x1="6.609cm" svg:y1="6.112cm" svg:x2="4.81cm" svg:y2="7.063cm" draw:start-shape="id49" draw:start-glue-point="8" draw:end-shape="id51" svg:d="M6609 6112c0 634-599 951-1799 951" svg:viewBox="0 0 1800 952">
          <text:p text:style-name="P17"><text:span text:style-name="T1">O</text:span><text:span text:style-name="T4">2</text:span></text:p>
        </draw:connector>
        <draw:connector draw:style-name="gr18" draw:text-style-name="P5" draw:layer="layout" draw:type="line" svg:x1="10.408cm" svg:y1="5.661cm" svg:x2="9.481cm" svg:y2="5.666cm" draw:start-shape="id46" draw:start-glue-point="6" svg:d="M10408 5661l-927 5" svg:viewBox="0 0 928 6">
          <text:p/>
        </draw:connector>
        <draw:connector draw:style-name="gr18" draw:text-style-name="P5" draw:layer="layout" draw:type="line" svg:x1="8.467cm" svg:y1="5.644cm" svg:x2="7.409cm" svg:y2="5.662cm" draw:end-shape="id49" draw:end-glue-point="10" svg:d="M8467 5644l-1058 18" svg:viewBox="0 0 1059 19">
          <text:p/>
        </draw:connector>
        <draw:custom-shape draw:style-name="gr5" draw:text-style-name="P6" xml:id="id52" draw:id="id52" draw:layer="layout" svg:width="1.6cm" svg:height="0.9cm" svg:x="3.211cm" svg:y="5.21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curve" svg:x1="5.809cm" svg:y1="5.662cm" svg:x2="4.811cm" svg:y2="5.664cm" draw:start-shape="id49" draw:start-glue-point="6" draw:end-shape="id52" draw:end-glue-point="10" svg:d="M5809 5662c-747 0-248 2-998 2" svg:viewBox="0 0 999 3">
          <text:p text:style-name="P17"><text:span text:style-name="T1">O</text:span><text:span text:style-name="T4">1</text:span></text:p>
          <text:p text:style-name="P17"><text:span text:style-name="T1"/></text:p>
        </draw:connector>
      </draw:page>
      <draw:page draw:name="page10" draw:style-name="dp1" draw:master-page-name="Výchozí">
        <draw:custom-shape draw:style-name="gr5" draw:text-style-name="P6" xml:id="id53" draw:id="id53" draw:layer="layout" svg:width="1.6cm" svg:height="0.9cm" svg:x="10.408cm" svg:y="4.711cm">
          <text:p text:style-name="P18"><text:span text:style-name="T2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4" draw:id="id54" draw:layer="layout" svg:width="1.6cm" svg:height="0.9cm" svg:x="5.809cm" svg:y="4.712cm">
          <text:p text:style-name="P18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5" draw:id="id55" draw:layer="layout" svg:width="1.6cm" svg:height="0.9cm" svg:x="13.509cm" svg:y="3.612cm">
          <text:p text:style-name="P18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9" draw:id="id59" draw:layer="layout" svg:width="1.6cm" svg:height="0.9cm" svg:x="13.509cm" svg:y="5.212cm">
          <text:p text:style-name="P1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7" draw:id="id57" draw:layer="layout" svg:width="1.6cm" svg:height="0.9cm" svg:x="13.309cm" svg:y="7.112cm">
          <text:p text:style-name="P1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6" draw:id="id56" draw:layer="layout" svg:width="1.6cm" svg:height="0.9cm" svg:x="3.21cm" svg:y="3.413cm">
          <text:p text:style-name="P18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0" draw:id="id60" draw:layer="layout" svg:width="1.6cm" svg:height="0.9cm" svg:x="3.21cm" svg:y="6.613cm">
          <text:p text:style-name="P1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10.408cm" svg:y1="5.161cm" svg:x2="9.328cm" svg:y2="5.202cm" draw:start-shape="id53" draw:start-glue-point="6" svg:d="M10408 5161l-1080 41" svg:viewBox="0 0 1081 42">
          <text:p/>
        </draw:connector>
        <draw:connector draw:style-name="gr18" draw:text-style-name="P5" draw:layer="layout" draw:type="line" svg:x1="8.521cm" svg:y1="5.135cm" svg:x2="7.409cm" svg:y2="5.162cm" draw:end-shape="id54" draw:end-glue-point="10" svg:d="M8521 5135l-1112 27" svg:viewBox="0 0 1113 28">
          <text:p/>
        </draw:connector>
        <draw:custom-shape draw:style-name="gr5" draw:text-style-name="P6" xml:id="id58" draw:id="id58" draw:layer="layout" svg:width="1.6cm" svg:height="0.9cm" svg:x="3.211cm" svg:y="5.214cm">
          <text:p text:style-name="P1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3" draw:layer="layout" draw:type="curve" svg:x1="13.509cm" svg:y1="4.062cm" svg:x2="4.81cm" svg:y2="3.863cm" draw:start-shape="id55" draw:start-glue-point="6" draw:end-shape="id56" draw:end-glue-point="10" svg:d="M13509 4062c-6523 0-2174-199-8699-199" svg:viewBox="0 0 8700 200">
          <text:p text:style-name="P17"><text:span text:style-name="T1">N</text:span><text:span text:style-name="T4">0</text:span></text:p>
          <text:p text:style-name="P17"><text:span text:style-name="T1"/></text:p>
        </draw:connector>
        <draw:connector draw:style-name="gr23" draw:text-style-name="P13" draw:layer="layout" draw:type="curve" svg:x1="13.309cm" svg:y1="7.562cm" svg:x2="4.811cm" svg:y2="5.664cm" draw:start-shape="id57" draw:start-glue-point="6" draw:end-shape="id58" draw:end-glue-point="10" svg:d="M13309 7562c-6372 0-2123-1898-8498-1898" svg:viewBox="0 0 8499 1899">
          <text:p text:style-name="P17"><text:span text:style-name="T1"/></text:p>
          <text:p text:style-name="P17"><text:span text:style-name="T1"/></text:p>
          <text:p text:style-name="P17"><text:span text:style-name="T1">N</text:span><text:span text:style-name="T4">1</text:span></text:p>
        </draw:connector>
        <draw:connector draw:style-name="gr23" draw:text-style-name="P13" draw:layer="layout" draw:type="curve" svg:x1="13.509cm" svg:y1="5.662cm" svg:x2="4.81cm" svg:y2="7.063cm" draw:start-shape="id59" draw:start-glue-point="6" draw:end-shape="id60" draw:end-glue-point="10" svg:d="M13509 5662c-6523 0-2174 1401-8699 1401" svg:viewBox="0 0 8700 1402">
          <text:p text:style-name="P17"><text:span text:style-name="T1">N</text:span><text:span text:style-name="T4">2</text:span></text:p>
          <text:p text:style-name="P17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7-06T20:42:36.618000000</dc:date>
    <meta:editing-duration>PT8H15M53S</meta:editing-duration>
    <meta:editing-cycles>123</meta:editing-cycles>
    <meta:document-statistic meta:object-count="275"/>
  </office:meta>
</office:document-meta>
</file>